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15ee4c" fo:background-color="#ffff00"/>
    </style:style>
    <style:style style:name="P3" style:family="paragraph" style:parent-style-name="Text_20_body">
      <style:paragraph-properties fo:text-align="justify" style:justify-single-word="false"/>
      <style:text-properties fo:font-size="11pt" style:font-size-asian="11pt" style:font-size-complex="11pt"/>
    </style:style>
    <style:style style:name="P4" style:family="paragraph" style:parent-style-name="Text_20_body">
      <style:paragraph-properties fo:text-align="justify" style:justify-single-word="false"/>
      <style:text-properties fo:font-size="11pt" officeooo:rsid="0029f225" officeooo:paragraph-rsid="0029f225" style:font-size-asian="11pt" style:font-size-complex="11pt"/>
    </style:style>
    <style:style style:name="P5" style:family="paragraph" style:parent-style-name="Text_20_body">
      <style:paragraph-properties fo:text-align="justify" style:justify-single-word="false"/>
      <style:text-properties fo:font-size="11pt" officeooo:rsid="00220cf9" officeooo:paragraph-rsid="00220cf9" style:font-size-asian="11pt" style:font-size-complex="11pt"/>
    </style:style>
    <style:style style:name="P6" style:family="paragraph" style:parent-style-name="Title">
      <style:paragraph-properties fo:text-align="start" style:justify-single-word="false"/>
      <style:text-properties style:font-name="Liberation Serif1"/>
    </style:style>
    <style:style style:name="P7" style:family="paragraph" style:parent-style-name="Text_20_body">
      <style:paragraph-properties fo:text-align="justify" style:justify-single-word="false"/>
      <style:text-properties style:font-name="Liberation Serif1" fo:font-size="11pt" officeooo:rsid="002da07d" officeooo:paragraph-rsid="002da07d" style:font-size-asian="11pt" style:font-size-complex="11pt"/>
    </style:style>
    <style:style style:name="P8" style:family="paragraph" style:parent-style-name="Text_20_body" style:list-style-name="L1">
      <style:paragraph-properties fo:text-align="justify" style:justify-single-word="false"/>
      <style:text-properties style:font-name="Liberation Serif1" fo:font-size="11pt" officeooo:rsid="002da07d" officeooo:paragraph-rsid="002da07d" style:font-size-asian="11pt" style:font-size-complex="11pt"/>
    </style:style>
    <style:style style:name="P9" style:family="paragraph" style:parent-style-name="Text_20_body" style:list-style-name="L1">
      <style:paragraph-properties fo:text-align="justify" style:justify-single-word="false"/>
      <style:text-properties officeooo:paragraph-rsid="002da07d"/>
    </style:style>
    <style:style style:name="P10" style:family="paragraph" style:parent-style-name="Heading_20_3">
      <style:text-properties style:font-name="Liberation Serif1"/>
    </style:style>
    <style:style style:name="P11" style:family="paragraph" style:parent-style-name="Heading_20_3">
      <style:paragraph-properties fo:text-align="justify" style:justify-single-word="false" fo:break-before="page"/>
      <style:text-properties style:font-name="Liberation Serif1" fo:font-size="14.1000003814697pt" officeooo:rsid="0029f225" officeooo:paragraph-rsid="0029f225" style:font-size-asian="14.1000003814697pt" style:font-size-complex="14.1000003814697pt"/>
    </style:style>
    <style:style style:name="T1" style:family="text">
      <style:text-properties officeooo:rsid="000fd0cf"/>
    </style:style>
    <style:style style:name="T2" style:family="text">
      <style:text-properties officeooo:rsid="002944d4"/>
    </style:style>
    <style:style style:name="T3" style:family="text">
      <style:text-properties style:font-name="Liberation Serif1"/>
    </style:style>
    <style:style style:name="T4" style:family="text">
      <style:text-properties style:font-name="Liberation Serif1" officeooo:rsid="002bdc14"/>
    </style:style>
    <style:style style:name="T5" style:family="text">
      <style:text-properties style:font-name="Liberation Serif1" fo:font-size="11pt" officeooo:rsid="002da07d" style:font-size-asian="11pt" style:font-size-complex="11pt"/>
    </style:style>
    <style:style style:name="T6" style:family="text">
      <style:text-properties style:font-name="Liberation Serif1" fo:font-size="11pt" officeooo:rsid="002dab97" style:font-size-asian="11pt" style:font-size-complex="11pt"/>
    </style:style>
    <style:style style:name="T7" style:family="text">
      <style:text-properties officeooo:rsid="002f621c"/>
    </style:style>
    <style:style style:name="T8" style:family="text">
      <style:text-properties fo:font-style="normal" style:font-style-asian="normal" style:font-style-complex="normal"/>
    </style:style>
    <style:style style:name="T9" style:family="text">
      <style:text-properties fo:font-style="normal" officeooo:rsid="002f621c"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8">CALCULATOR</text:span></text:p>
      <text:p text:style-name="P2"/>
      <text:p text:style-name="P1"/>
      <text:h text:style-name="P10" text:outline-level="3">Probl<text:span text:style-name="T7">è</text:span>m<text:span text:style-name="T7">e</text:span></text:h>
      <text:p text:style-name="P5">Il n y a pas de volonté à résoudre un problème. Je travaille juste sur ce projet car il s’agit de ma première application mobile sous Android que <text:span text:style-name="T2">je</text:span> développe. Je cherchais donc à évaluer mes capacités analytique et logique, en commençant par des projets simple et ensuite j’incrémenterai le degré de difficulté.</text:p>
      <text:h text:style-name="P10" text:outline-level="3">Objectif</text:h>
      <text:p text:style-name="P3">Créer une simple calculatrice <text:span text:style-name="T1">permettant de simplifier des opérations de calculs avec une interface interactif. Elle comportera les opérations mathématiques élémentaires : [+] addition / [-] soustraction / [x] multiplication / [:] division et quelques fonctionnalités supplémentaires : [%] le pourcentage d’un nombre ainsi que deux autre boutons, [c] pour effacer la zone d’affichage du calcul.</text:span></text:p>
      <text:h text:style-name="P11" text:outline-level="3">Bilan</text:h>
      <text:p text:style-name="P4"><text:span text:style-name="T3">J’ai complètement surestimé mes capacités en pensant au départ pouvoir le réaliser en un week-end voir maximum 5 jours. Intégrer le design m’a pris un peu plus de temps que prévu (3 jours) car il fallait faire usage de la classe GridLayout. Il m’a fallu une semaine entière pour coder les fonctionnalités de l’application, une semaine pour refactoriser le code (ce n’est pas une partie de plaisir et il est difficile de rester organiser car il faut prendre du recul sur son travail) et une semaine d</text:span><text:span text:style-name="T4">é</text:span><text:span text:style-name="T3">b</text:span><text:span text:style-name="T4">o</text:span><text:span text:style-name="T3">gage final pour corriger les erreurs.</text:span></text:p>
      <text:p text:style-name="P4"><text:span text:style-name="T3">Même s’il s’avère </text:span><text:span text:style-name="T4">êt</text:span><text:span text:style-name="T3">re une application simple, la complexité se réside dans la manipulation des tableaux multidimen</text:span><text:span text:style-name="T4">s</text:span><text:span text:style-name="T3">ionnel, des algorithmes de tri et des multiples fonctionnalités fonctionnant ensemble et comportant bon nombre d’exceptions et de règle.</text:span></text:p>
      <text:p text:style-name="P7">Il reste pas mal de travail encore notamment dans la priorité des tâches à effectué et dans l’organisation générale du travail. (répertoire, code, note, commentaire etc.). Ce qui reste à faire :</text:p>
      <text:list xml:id="list405424149" text:style-name="L1">
        <text:list-item>
          <text:p text:style-name="P8">Être capable de suivre l’évolution du projet au travers d’un diagramme de gantt accompagné d’un bilan des tâches effectué. (papier ou software, <text:s/>quel logiciel utilisé – opensource ou non, etc.)</text:p>
        </text:list-item>
        <text:list-item>
          <text:p text:style-name="P9"><text:span text:style-name="T5">Il serait préférable de bien suivre les guidelines de Google en ce qui concerne l’écriture d’un code lisible et propre, </text:span><text:span text:style-name="T6">en particulier pour Jav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995cm" fo:margin-right="4.5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7:25:05.889491271</meta:creation-date>
    <dc:date>2017-06-01T17:08:37.375568671</dc:date>
    <meta:editing-duration>PT2H48M43S</meta:editing-duration>
    <meta:editing-cycles>22</meta:editing-cycles>
    <meta:generator>LibreOffice/5.3.1.2$Linux_X86_64 LibreOffice_project/30m0$Build-2</meta:generator>
    <meta:document-statistic meta:table-count="0" meta:image-count="0" meta:object-count="0" meta:page-count="2" meta:paragraph-count="11" meta:word-count="327" meta:character-count="2064" meta:non-whitespace-character-count="1748"/>
  </office:meta>
</office:document-meta>
</file>